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"/>
    <style:font-face style:name="Tahoma" svg:font-family="Tahom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.318cm" fo:margin-bottom="0.318cm" fo:text-align="start" style:justify-single-word="false" fo:orphans="2" fo:widows="2" fo:text-indent="0cm" style:auto-text-indent="false" fo:padding="0cm" fo:border="none"/>
      <style:text-properties fo:font-variant="normal" fo:text-transform="none" fo:color="#815a31" style:font-name="Tahoma" fo:font-size="9.7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318cm" fo:margin-bottom="0.318cm" fo:text-align="justify" style:justify-single-word="false" fo:orphans="2" fo:widows="2" fo:text-indent="0cm" style:auto-text-indent="false" fo:padding="0cm" fo:border="none"/>
      <style:text-properties fo:font-variant="normal" fo:text-transform="none" fo:color="#815a31" style:font-name="Tahoma" fo:font-size="9.7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fo:color="#7f7f7f" fo:font-size="8.25pt"/>
    </style:style>
    <style:style style:name="P5" style:family="paragraph" style:parent-style-name="Text_20_body">
      <style:paragraph-properties fo:margin-left="0cm" fo:margin-right="0cm" fo:margin-top="0cm" fo:margin-bottom="0.238cm" fo:orphans="2" fo:widows="2" fo:text-indent="0cm" style:auto-text-indent="false"/>
      <style:text-properties fo:font-variant="normal" fo:text-transform="none" fo:color="#333333" style:font-name="Open Sans" fo:font-size="11.25pt" fo:letter-spacing="normal" fo:font-style="normal" fo:font-weight="normal"/>
    </style:style>
    <style:style style:name="P6" style:family="paragraph" style:parent-style-name="Text_20_body">
      <style:paragraph-properties fo:margin-top="0cm" fo:margin-bottom="0cm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333333" style:font-name="Open Sans" fo:font-size="11.25pt" fo:letter-spacing="normal" fo:font-style="normal" fo:font-weight="normal"/>
    </style:style>
    <style:style style:name="T3" style:family="text">
      <style:text-properties fo:font-variant="normal" fo:text-transform="none" fo:color="#333333" style:font-name="Open Sans" fo:font-size="11.25pt" fo:letter-spacing="normal" fo:font-style="normal" fo:font-weight="bold"/>
    </style:style>
    <style:style style:name="T4" style:family="text">
      <style:text-properties fo:font-variant="normal" fo:text-transform="none" fo:color="#333333" fo:letter-spacing="normal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size="14pt" style:font-size-asian="14pt" style:font-size-complex="14pt"/>
    </style:style>
    <style:style style:name="T7" style:family="text">
      <style:text-properties fo:color="#000000" style:font-name="Times New Roman" fo:font-size="14pt" style:font-size-asian="14pt" style:font-weight-asian="normal" style:font-size-complex="14pt" style:font-weight-complex="normal"/>
    </style:style>
    <style:style style:name="T8" style:family="text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000000" style:font-name="Times New Roman" style:font-weight-asian="normal" style:font-weight-complex="normal"/>
    </style:style>
    <style:style style:name="T10" style:family="text">
      <style:text-properties fo:color="#000000" style:font-name="Times New Roman" fo:font-weight="normal" style:font-weight-asian="normal" style:font-weight-complex="normal"/>
    </style:style>
    <style:style style:name="T11" style:family="text">
      <style:text-properties fo:color="#000000" style:font-name="Times New Roman" fo:font-size="12pt" style:font-size-asian="12pt" style:font-size-complex="12pt"/>
    </style:style>
    <style:style style:name="T12" style:family="text">
      <style:text-properties fo:color="#000000" style:font-name="Times New Roman" fo:font-size="12pt" style:font-size-asian="12pt" style:font-weight-asian="normal" style:font-size-complex="12pt" style:font-weight-complex="normal"/>
    </style:style>
    <style:style style:name="T13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ofia Łukowicz</text:p>
      <text:p text:style-name="P3"><text:span text:style-name="T11">Urodziła się w 5 sierpnia 1911 roku w Chojnicach. Po ukończeniu żeńskiego gimnazjum w Poznaniu potem studiowała na tamtejszym uniwersytecie na wydziale geografii. Tytuł magistra uzyskała w 1934 roku. Jednocześnie studiowała germanistykę na Uniwersytecie Jagiellońskim. Tuż po wojnie przeniosła się do Chojnic. </text:span><text:span text:style-name="T12">19.03. 1945 roku podjęła pracę jako nauczycielka w Państwowym Liceum i Gimnazjum w Chojnicach, uczyła geografii, pełniła w nim funkcję zastępcy dyrektora szkoły, a także kierownika internatu. Przez wszystkie lata pracy w LO w Chojnicach opiekowała się <text:s/>Kołem Krajoznawczym im. Jarosza Derdowskiego. Została odznaczona Złotym Krzyżem Zasługi. Krzyżem Kawalerskim Orderu Odrodzenia Polski, a także otrzymała Medal Komisji Edukacji <text:s/>Narodowej. </text:span><text:span text:style-name="Strong_20_Emphasis"><text:span text:style-name="T13">Zofia Łukowicz </text:span></text:span><text:span text:style-name="T12">zmarła 28 września 2003 r. <text:s/>Została pochowana w rodzinnym grobowcu w Niwach.</text:span></text:p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"/>
    <style:font-face style:name="Tahoma" svg:font-family="Tahom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2T15:07:00.79</meta:creation-date>
    <meta:document-statistic meta:table-count="0" meta:image-count="0" meta:object-count="0" meta:page-count="1" meta:paragraph-count="2" meta:word-count="117" meta:character-count="856"/>
    <dc:date>2022-11-22T15:38:11.39</dc:date>
    <meta:editing-duration>PT15M53S</meta:editing-duration>
    <meta:editing-cycles>1</meta:editing-cycles>
    <meta:generator>OpenOffice/4.1.3$Win32 OpenOffice.org_project/413m1$Build-9783</meta:generator>
  </office:meta>
</office:document-meta>
</file>